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b3c" officeooo:paragraph-rsid="0006ab3c"/>
    </style:style>
    <style:style style:name="P2" style:family="paragraph" style:parent-style-name="Standard">
      <style:text-properties officeooo:rsid="0006ab3c" officeooo:paragraph-rsid="00083a85"/>
    </style:style>
    <style:style style:name="P3" style:family="paragraph" style:parent-style-name="Standard">
      <style:text-properties officeooo:rsid="00083a85" officeooo:paragraph-rsid="00083a85"/>
    </style:style>
    <style:style style:name="P4" style:family="paragraph" style:parent-style-name="Standard">
      <style:text-properties officeooo:rsid="00098bd4" officeooo:paragraph-rsid="00098bd4"/>
    </style:style>
    <style:style style:name="P5" style:family="paragraph" style:parent-style-name="Standard">
      <style:text-properties fo:font-weight="bold" officeooo:rsid="0006ab3c" officeooo:paragraph-rsid="0006ab3c" style:font-weight-asian="bold" style:font-weight-complex="bold"/>
    </style:style>
    <style:style style:name="P6" style:family="paragraph" style:parent-style-name="Standard">
      <style:text-properties officeooo:rsid="0006ab3c" officeooo:paragraph-rsid="0006ab3c"/>
    </style:style>
    <style:style style:name="P7" style:family="paragraph" style:parent-style-name="Standard">
      <style:text-properties officeooo:rsid="000c7524" officeooo:paragraph-rsid="0006ab3c"/>
    </style:style>
    <style:style style:name="P8" style:family="paragraph" style:parent-style-name="Standard">
      <style:text-properties officeooo:rsid="000c7524" officeooo:paragraph-rsid="000ca2d7"/>
    </style:style>
    <style:style style:name="P9" style:family="paragraph" style:parent-style-name="Standard">
      <style:text-properties officeooo:rsid="00083a85" officeooo:paragraph-rsid="0006ab3c"/>
    </style:style>
    <style:style style:name="T1" style:family="text">
      <style:text-properties officeooo:rsid="0007dd8e"/>
    </style:style>
    <style:style style:name="T2" style:family="text">
      <style:text-properties officeooo:rsid="00083a85"/>
    </style:style>
    <style:style style:name="T3" style:family="text">
      <style:text-properties officeooo:rsid="0012eeb3"/>
    </style:style>
    <style:style style:name="T4" style:family="text">
      <style:text-properties officeooo:rsid="00111ce8"/>
    </style:style>
    <style:style style:name="T5" style:family="text">
      <style:text-properties officeooo:rsid="0016ea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text:p>
      <text:p text:style-name="P5">Introduction à l’info</text:p>
      <text:p text:style-name="P1"><text:tab/>semblable à info normale</text:p>
      <text:p text:style-name="P8"/>
      <text:p text:style-name="P8"><text:tab/><text:span text:style-name="T4">Préparation de l’animateur : avoir le powerPoint sur l’ordinateur.</text:span></text:p>
      <text:p text:style-name="P8"><text:tab/></text:p>
      <text:p text:style-name="P8"><text:tab/><text:span text:style-name="T4">Manipulation : Les jeunes auront parfois à voter ou à répondre à certaines questions</text:span></text:p>
      <text:p text:style-name="P8"/>
      <text:p text:style-name="P8"><text:tab/><text:span text:style-name="T4">cout : 0$</text:span></text:p>
      <text:p text:style-name="P8"/>
      <text:p text:style-name="P8"><text:tab/><text:span text:style-name="T3">description : Histoire de l’informatique, son utilité, comment un programme fonctionne, comment un ordinateur fonctionne. Ce qu’est un langage de programmation, l’évolution de leurs complexités, les différences entre les langages et les raisons qui mènent les programmeurs à choisir une langue plutôt qu’une autre. Quel langage est utilisé dans quel type d’industrie (ex : jeux vidéos, nasa, intelligence artificiel,etc.)</text:span></text:p>
      <text:p text:style-name="P7"/>
      <text:p text:style-name="P7"/>
      <text:p text:style-name="P5">Révision notion de base</text:p>
      <text:p text:style-name="P1"><text:tab/>Rapidement, variable, emphase sur type, présentation des fonctions</text:p>
      <text:p text:style-name="P8"><text:span text:style-name="T5"><text:tab/>Préparation : avoir le pwp prêt sur l’ordinateur</text:span></text:p>
      <text:p text:style-name="P8"><text:tab/></text:p>
      <text:p text:style-name="P8"><text:tab/><text:span text:style-name="T5">manipulation : aucune</text:span></text:p>
      <text:p text:style-name="P8"/>
      <text:p text:style-name="P8"><text:tab/><text:span text:style-name="T5">coût : 0$</text:span></text:p>
      <text:p text:style-name="P8"><text:tab/></text:p>
      <text:p text:style-name="P8"><text:tab/><text:span text:style-name="T5">description : Ce qu’est une variable, les interactions utilisateurs/console en c++, révision en profondeur des types . Exercice : calculer la moyenne d’une classe et dire si la moyenne passe ou pas. Présentation des fonctions. Parler des bonnes habitudes de programmations : comment séparer un projet, commenter un projet, utiliser des noms de variables appropriés. Exercices sur les fonctions : faire une fonction qui vérifie le mot de passe d’un utilisateur. </text:span></text:p>
      <text:p text:style-name="P8"/>
      <text:p text:style-name="P1"/>
      <text:p text:style-name="P1">Notions avancés :</text:p>
      <text:p text:style-name="P1"><text:tab/>type, liste, tableau, classe, objet, pointeur en surface, <text:span text:style-name="T1">héritage</text:span>,etc. <text:span text:style-name="T1">Séparé en plusieurs journées</text:span></text:p>
      <text:p text:style-name="P9"/>
      <text:p text:style-name="P3"/>
      <text:p text:style-name="P3">Jeux vidéos :</text:p>
      <text:p text:style-name="P3"><text:tab/>histoire des jeux/ évolution, fun fact., différence console, programmer un jeu vidéo : <text:tab/>modélisation et physique</text:p>
      <text:p text:style-name="P3"/>
      <text:p text:style-name="P4">Surprise de Fermion</text:p>
      <text:p text:style-name="P4"><text:tab/>Fractale!</text:p>
      <text:p text:style-name="P1"/>
      <text:p text:style-name="P1">Visite : </text:p>
      <text:p text:style-name="P1"><text:tab/>ubisoft? Warner Bros Game? CRIM? </text:p>
      <text:p text:style-name="P3"/>
      <text:p text:style-name="P3">Surprise de Fermion</text:p>
      <text:p text:style-name="P3"><text:tab/>Fractale! (Gros wow factor)</text:p>
      <text:p text:style-name="P1"/>
      <text:p text:style-name="P1">Activités :</text:p>
      <text:p text:style-name="P1"/>
      <text:p text:style-name="P1">Introduction aux notions avancés :</text:p>
      <text:p text:style-name="P2"><text:tab/>hello world poussé</text:p>
      <text:p text:style-name="P2"><text:soft-page-break/><text:s/><text:tab/><text:tab/></text:p>
      <text:p text:style-name="P1">mastermind</text:p>
      <text:p text:style-name="P1"/>
      <text:p text:style-name="P1">Pong + AI</text:p>
      <text:p text:style-name="P1"/>
      <text:p text:style-name="P1">Snake :</text:p>
      <text:p text:style-name="P1"><text:tab/><text:span text:style-name="T2">Au complet</text:span></text:p>
      <text:p text:style-name="P1"/>
      <text:p text:style-name="P1"/>
      <text:p text:style-name="P1">jeu dont vous êtes le héros :</text:p>
      <text:p text:style-name="P1"><text:tab/><text:span text:style-name="T2">troué, mais avec possibilité d’ajouter des personnages, quêtes, etc.</text:span></text:p>
      <text:p text:style-name="P1"/>
      <text:p text:style-name="P1"><text:tab/></text:p>
      <text:p text:style-name="P3">Matériel : visual studio (déjà sur les ordis), clé usb, papier, cray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43:09.870614776</meta:creation-date>
    <dc:date>2018-11-07T14:21:51.898374260</dc:date>
    <meta:editing-duration>PT1H37M</meta:editing-duration>
    <meta:editing-cycles>5</meta:editing-cycles>
    <meta:generator>LibreOffice/6.0.3.2$Linux_X86_64 LibreOffice_project/00m0$Build-2</meta:generator>
    <meta:document-statistic meta:table-count="0" meta:image-count="0" meta:object-count="0" meta:page-count="2" meta:paragraph-count="38" meta:word-count="290" meta:character-count="1916" meta:non-whitespace-character-count="1630"/>
  </office:meta>
</office:document-meta>
</file>